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69cm" style:rel-column-width="1910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2" style:family="table-cell">
      <style:table-cell-properties fo:border-bottom="0.002cm solid #000000" fo:border-right="none" fo:padding="0.097cm" fo:border-left="none" fo:border-top="none"/>
    </style:style>
    <style:style style:name="Table1.G12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width="16.963cm"/>
    </style:style>
    <style:style style:name="Table3.A" style:family="table-column">
      <style:table-column-properties style:column-width="3.704cm" style:rel-column-width="2100*"/>
    </style:style>
    <style:style style:name="Table3.B" style:family="table-column">
      <style:table-column-properties style:column-width="1.958cm" style:rel-column-width="1110*"/>
    </style:style>
    <style:style style:name="Table3.C" style:family="table-column">
      <style:table-column-properties style:column-width="2.831cm" style:rel-column-width="1605*"/>
    </style:style>
    <style:style style:name="Table3.D" style:family="table-column">
      <style:table-column-properties style:column-width="1.905cm" style:rel-column-width="1080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4cm" style:rel-column-width="190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4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Andrea Batazz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Ordine per progetto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6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stopper
</text:p>
          </table:table-cell>
          <table:table-cell office:value-type="string" table:style-name="Table2.B2">
            <text:p text:style-name="P7">
€4.059,50
</text:p>
          </table:table-cell>
        </table:table-row>
        <table:table-row>
          <table:table-cell office:value-type="string" table:style-name="Table2.A2">
            <text:p text:style-name="Table_20_Contents">
testata di gondola
</text:p>
          </table:table-cell>
          <table:table-cell office:value-type="string" table:style-name="Table2.B2">
            <text:p text:style-name="P7">
€13.000,00
</text:p>
          </table:table-cell>
        </table:table-row>
        <table:table-row>
          <table:table-cell office:value-type="string" table:style-name="Table2.A2">
            <text:p text:style-name="Table_20_Contents">
allestimento kit iper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ala expo
</text:p>
          </table:table-cell>
          <table:table-cell office:value-type="string" table:style-name="Table2.B2">
            <text:p text:style-name="P7">
€2.000,00
</text:p>
          </table:table-cell>
        </table:table-row>
        <table:table-row>
          <table:table-cell office:value-type="string" table:style-name="Table2.A2">
            <text:p text:style-name="Table_20_Contents">
allestimento kit super
</text:p>
          </table:table-cell>
          <table:table-cell office:value-type="string" table:style-name="Table2.B2">
            <text:p text:style-name="P7">
€2.324,00
</text:p>
          </table:table-cell>
        </table:table-row>
        <table:table-row>
          <table:table-cell office:value-type="string" table:style-name="Table2.A2">
            <text:p text:style-name="Table_20_Contents">
leaflet 3 ante
</text:p>
          </table:table-cell>
          <table:table-cell office:value-type="string" table:style-name="Table2.B2">
            <text:p text:style-name="P7">
€5.706,96
</text:p>
          </table:table-cell>
        </table:table-row>
        <table:table-row>
          <table:table-cell office:value-type="string" table:style-name="Table2.A2">
            <text:p text:style-name="Table_20_Contents">
locandine 50x70
</text:p>
          </table:table-cell>
          <table:table-cell office:value-type="string" table:style-name="Table2.B2">
            <text:p text:style-name="P7">
€924,88
</text:p>
          </table:table-cell>
        </table:table-row>
        <table:table-row>
          <table:table-cell office:value-type="string" table:style-name="Table2.A2">
            <text:p text:style-name="Table_20_Contents">
locandine 100x140
</text:p>
          </table:table-cell>
          <table:table-cell office:value-type="string" table:style-name="Table2.B2">
            <text:p text:style-name="P7">
€1.379,99
</text:p>
          </table:table-cell>
        </table:table-row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LAX leaflet
</text:p>
          </table:table-cell>
          <table:table-cell office:value-type="string" table:style-name="Table2.B2">
            <text:p text:style-name="P7">
€2.805,00
</text:p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LAX stopper
</text:p>
          </table:table-cell>
          <table:table-cell office:value-type="string" table:style-name="Table2.B2">
            <text:p text:style-name="P7">
€4.059,50
</text:p>
          </table:table-cell>
        </table:table-row>
        <table:table-row>
          <table:table-cell office:value-type="string" table:style-name="Table2.A2">
            <text:p text:style-name="Table_20_Contents">
PLAX agenzia e prestampa material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OHM ristampa  600 locandine e consegna
</text:p>
          </table:table-cell>
          <table:table-cell office:value-type="string" table:style-name="Table2.B2">
            <text:p text:style-name="P7">
€640,00
</text:p>
          </table:table-cell>
        </table:table-row>
        <table:table-row>
          <table:table-cell office:value-type="string" table:style-name="Table2.A2">
            <text:p text:style-name="Table_20_Contents">
ADV lavorazione esecutivi campagna, adattamenti e prove colro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            <text:p text:style-name="Table_20_Contents">
voucher megamark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tasche
</text:p>
          </table:table-cell>
          <table:table-cell office:value-type="string" table:style-name="Table2.B2">
            <text:p text:style-name="P7">
€2.131,68
</text:p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62.443,51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2 settimane presso sede cliente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5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47:31</dc:date>
    <meta:editing-cycles>247</meta:editing-cycles>
    <meta:editing-duration>PT10H14M3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98" meta:character-count="913"/>
  </office:meta>
</office:document-meta>
</file>